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Button" form:control-implementation="ooo:com.sun.star.form.component.CommandButton" xml:id="control1" form:id="control1" form:label="Run TestSui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.574cm" svg:height="1.264cm" svg:x="4.11cm" svg:y="1.596c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lFinder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1T20:07:43.995683390</dc:date>
    <dc:creator>Mikis Hofer</dc:creator>
    <meta:editing-duration>PT1H27M38S</meta:editing-duration>
    <meta:editing-cycles>2</meta:editing-cycles>
    <meta:generator>LibreOffice/7.0.4.2$Linux_X86_64 LibreOffice_project/00$Build-2</meta:generator>
    <meta:document-statistic meta:table-count="2" meta:cell-count="8" meta:object-count="1"/>
  </office:meta>
</office:document-meta>
</file>